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9E84FFCAF157A8BA.png" manifest:media-type="image/png"/>
  <manifest:file-entry manifest:full-path="Pictures/100002010000000100000001868D892AEE9EFE87.png" manifest:media-type="image/png"/>
  <manifest:file-entry manifest:full-path="Pictures/100002010000000100000001323128A4BD9916DF.png" manifest:media-type="image/png"/>
  <manifest:file-entry manifest:full-path="Pictures/10000201000000010000000126135EC8A7DBF3ED.png" manifest:media-type="image/png"/>
  <manifest:file-entry manifest:full-path="Pictures/10000201000000010000000152449A057AA5EDF9.png" manifest:media-type="image/png"/>
  <manifest:file-entry manifest:full-path="Pictures/10000201000000010000000192AFFF46F4DC1BB5.png" manifest:media-type="image/png"/>
  <manifest:file-entry manifest:full-path="Pictures/100002010000000100000001F2DA4DE733E0E093.png" manifest:media-type="image/png"/>
  <manifest:file-entry manifest:full-path="Pictures/1000020100000001000000012C0265FEAAFA8174.png" manifest:media-type="image/png"/>
  <manifest:file-entry manifest:full-path="Pictures/1000020100000001000000018C9CB21CE3BF8C1E.png" manifest:media-type="image/png"/>
  <manifest:file-entry manifest:full-path="Pictures/100002010000000100000001ECE900BD24837738.png" manifest:media-type="image/png"/>
  <manifest:file-entry manifest:full-path="Pictures/1000020100000001000000014C77D75F6DC67A52.png" manifest:media-type="image/png"/>
  <manifest:file-entry manifest:full-path="Pictures/100002010000000100000001E6F83B8B29A205A1.png" manifest:media-type="image/png"/>
  <manifest:file-entry manifest:full-path="Pictures/10000201000000010000000198BEC470F9FD692C.png" manifest:media-type="image/png"/>
  <manifest:file-entry manifest:full-path="Pictures/1000020100000001000000014666EC6960E708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3055in" loext:contextual-spacing="false" fo:line-height="100%" fo:background-color="#ffffff"/>
    </style:style>
    <style:style style:name="P2" style:family="paragraph" style:parent-style-name="Standard" style:master-page-name="Standard">
      <loext:graphic-properties draw:fill="solid" draw:fill-color="#ffffff"/>
      <style:paragraph-properties fo:margin-top="0in" fo:margin-bottom="0.3055in" loext:contextual-spacing="false" fo:line-height="100%" style:page-number="1" fo:background-color="#ffffff"/>
    </style:style>
    <style:style style:name="P3" style:family="paragraph" style:parent-style-name="Standard" style:list-style-name="WWNum1">
      <style:paragraph-properties fo:margin-left="0.6528in" fo:margin-right="0in" fo:margin-top="0.1528in" fo:margin-bottom="0in" loext:contextual-spacing="false" fo:line-height="100%" fo:text-indent="-0.25in" style:auto-text-indent="false"/>
    </style:style>
    <style:style style:name="P4" style:family="paragraph" style:parent-style-name="Standard" style:list-style-name="WWNum1">
      <style:paragraph-properties fo:margin-left="1.305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1.9583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1.9583in" fo:margin-right="0in" fo:margin-top="0in" fo:margin-bottom="0.4583in" loext:contextual-spacing="false" fo:line-height="100%" fo:text-indent="-0.25in" style:auto-text-indent="false"/>
    </style:style>
    <style:style style:name="P7" style:family="paragraph" style:parent-style-name="Standard" style:list-style-name="WWNum1">
      <style:paragraph-properties fo:margin-left="2.611in" fo:margin-right="0in" fo:margin-top="0in" fo:margin-bottom="0in" loext:contextual-spacing="false" fo:line-height="100%" fo:text-indent="-0.25in" style:auto-text-indent="false"/>
    </style:style>
    <style:style style:name="P8" style:family="paragraph" style:parent-style-name="Standard">
      <loext:graphic-properties draw:fill="solid" draw:fill-color="#f9f9fa"/>
      <style:paragraph-properties fo:margin-top="0.0835in" fo:margin-bottom="0.2362in" loext:contextual-spacing="false" fo:line-height="100%" fo:background-color="#f9f9fa"/>
    </style:style>
    <style:style style:name="P9" style:family="paragraph" style:parent-style-name="Standard">
      <loext:graphic-properties draw:fill="solid" draw:fill-color="#f9f9fa"/>
      <style:paragraph-properties fo:margin-left="-0.2083in" fo:margin-right="-0.2083in" fo:margin-top="0.2083in" fo:margin-bottom="0.0835in" loext:contextual-spacing="false" fo:line-height="100%" fo:text-indent="0in" style:auto-text-indent="false" fo:background-color="#f9f9fa"/>
    </style:style>
    <style:style style:name="P10" style:family="paragraph" style:parent-style-name="Heading_20_1">
      <loext:graphic-properties draw:fill="solid" draw:fill-color="#ffffff"/>
      <style:paragraph-properties fo:margin-top="0.139in" fo:margin-bottom="0.3055in" loext:contextual-spacing="false" fo:line-height="110%" fo:keep-together="auto" fo:background-color="#ffffff" fo:keep-with-next="auto"/>
    </style:style>
    <style:style style:name="P11" style:family="paragraph" style:parent-style-name="Heading_20_4">
      <loext:graphic-properties draw:fill="solid" draw:fill-color="#ffffff"/>
      <style:paragraph-properties fo:margin-top="0.1665in" fo:margin-bottom="0.028in" loext:contextual-spacing="false" fo:line-height="110%" fo:keep-together="auto" fo:background-color="#ffffff" fo:keep-with-next="auto"/>
    </style:style>
    <style:style style:name="P12" style:family="paragraph" style:parent-style-name="Heading_20_2">
      <loext:graphic-properties draw:fill="solid" draw:fill-color="#ffffff"/>
      <style:paragraph-properties fo:margin-top="0.25in" fo:margin-bottom="0.0555in" loext:contextual-spacing="false" fo:line-height="110%" fo:keep-together="auto" fo:background-color="#ffffff" fo:keep-with-next="auto"/>
    </style:style>
    <style:style style:name="P13" style:family="paragraph" style:parent-style-name="Heading_20_3">
      <loext:graphic-properties draw:fill="solid" draw:fill-color="#ffffff"/>
      <style:paragraph-properties fo:margin-top="0.1945in" fo:margin-bottom="0.0555in" loext:contextual-spacing="false" fo:line-height="110%" fo:keep-together="auto" fo:background-color="#ffffff" fo:keep-with-next="auto"/>
    </style:style>
    <style:style style:name="P14" style:family="paragraph">
      <loext:graphic-properties draw:fill="solid" draw:fill-color="#a0a0a0"/>
      <style:paragraph-properties fo:text-align="center"/>
    </style:style>
    <style:style style:name="T1" style:family="text">
      <style:text-properties fo:font-size="10.5pt" style:font-size-asian="10.5pt" style:font-size-complex="10.5pt"/>
    </style:style>
    <style:style style:name="T2" style:family="text">
      <style:text-properties fo:color="#0066cc" fo:font-size="10.5pt" style:font-size-asian="10.5pt" style:font-size-complex="10.5pt"/>
    </style:style>
    <style:style style:name="T3" style:family="text">
      <style:text-properties fo:color="#0066cc" fo:font-size="10.5pt" fo:font-weight="bold" style:font-size-asian="10.5pt" style:font-weight-asian="bold" style:font-size-complex="10.5pt"/>
    </style:style>
    <style:style style:name="T4" style:family="text">
      <style:text-properties fo:color="#333333"/>
    </style:style>
    <style:style style:name="T5" style:family="text">
      <style:text-properties fo:color="#339000" fo:font-size="17.5pt" style:font-size-asian="17.5pt" style:font-size-complex="17.5pt"/>
    </style:style>
    <style:style style:name="T6" style:family="text">
      <style:text-properties fo:color="#339000" fo:font-size="15pt" style:font-size-asian="15pt" style:font-size-complex="15pt"/>
    </style:style>
    <style:style style:name="T7" style:family="text">
      <style:text-properties fo:color="#339000" fo:font-size="13.5pt" style:font-size-asian="13.5pt" style:font-size-complex="13.5pt"/>
    </style:style>
    <style:style style:name="T8" style:family="text">
      <style:text-properties fo:color="#ff0000" fo:font-size="10.5pt" style:font-size-asian="10.5pt" style:font-size-complex="10.5pt"/>
    </style:style>
    <style:style style:name="T9" style:family="text">
      <style:text-properties fo:color="#b00000" fo:font-size="10.5pt" style:font-size-asian="10.5pt" style:font-size-complex="10.5pt"/>
    </style:style>
    <style:style style:name="T10" style:family="text">
      <style:text-properties fo:color="#565656" fo:font-size="9pt" fo:font-weight="bold" style:font-size-asian="9pt" style:font-weight-asian="bold" style:font-size-complex="9pt"/>
    </style:style>
    <style:style style:name="T11" style:family="text">
      <style:text-properties fo:color="#cccccc"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305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Studio, R, Python, Git and related packages. Installation on newer Mac computers using M1 chips is slightly different at this time. Some applications have been updated to run natively, some have not. Installing non-native x86 applications may require installing Rosetta2. You will see a pop up advising you of this and asking you if you want to install.</text:span></text:p>
      <text:list xml:id="list1113521139" text:style-name="WWNum1">
        <text:list-item>
          <text:p text:style-name="P3"><text:a xlink:type="simple" xlink:href="https://ultra.guide/bin/view/Sandbox/PythonRStudioInstallMacM1ARMChip#R" text:style-name="ListLabel_20_10" text:visited-style-name="ListLabel_20_10"><text:span text:style-name="T2">R</text:span></text:a></text:p>
          <text:list>
            <text:list-item>
              <text:p text:style-name="P4"><text:a xlink:type="simple" xlink:href="https://ultra.guide/bin/view/Sandbox/PythonRStudioInstallMacM1ARMChip#Install_R_BEFORE_RStudio" text:style-name="ListLabel_20_10" text:visited-style-name="ListLabel_20_10"><text:span text:style-name="T2">Install R BEFORE RStudio</text:span></text:a></text:p>
            </text:list-item>
            <text:list-item>
              <text:p text:style-name="P4"><text:a xlink:type="simple" xlink:href="https://ultra.guide/bin/view/Sandbox/PythonRStudioInstallMacM1ARMChip#Install_RStudio" text:style-name="ListLabel_20_10" text:visited-style-name="ListLabel_20_10"><text:span text:style-name="T2">Install RStudio</text:span></text:a></text:p>
            </text:list-item>
            <text:list-item>
              <text:p text:style-name="P4"><text:a xlink:type="simple" xlink:href="https://ultra.guide/bin/view/Sandbox/PythonRStudioInstallMacM1ARMChip#Install_Python" text:style-name="ListLabel_20_10" text:visited-style-name="ListLabel_20_10"><text:span text:style-name="T2">Install Python</text:span></text:a></text:p>
            </text:list-item>
            <text:list-item>
              <text:p text:style-name="P4"><text:a xlink:type="simple" xlink:href="https://ultra.guide/bin/view/Sandbox/PythonRStudioInstallMacM1ARMChip#Install_VS_Code" text:style-name="ListLabel_20_10" text:visited-style-name="ListLabel_20_10"><text:span text:style-name="T2">Install VS Code</text:span></text:a></text:p>
              <text:list>
                <text:list-item>
                  <text:p text:style-name="P5"><text:a xlink:type="simple" xlink:href="https://ultra.guide/bin/view/Sandbox/PythonRStudioInstallMacM1ARMChip#Install_Packages_47Extensions" text:style-name="ListLabel_20_10" text:visited-style-name="ListLabel_20_10"><text:span text:style-name="T2">Install Packages/Extensions</text:span></text:a></text:p>
                  <text:list>
                    <text:list-item>
                      <text:p text:style-name="P7"><text:a xlink:type="simple" xlink:href="https://ultra.guide/bin/view/Sandbox/PythonRStudioInstallMacM1ARMChip#Anaconda_Install" text:style-name="ListLabel_20_10" text:visited-style-name="ListLabel_20_10"><text:span text:style-name="T2">Anaconda Install</text:span></text:a></text:p>
                    </text:list-item>
                  </text:list>
                </text:list-item>
              </text:list>
            </text:list-item>
            <text:list-item>
              <text:p text:style-name="P4"><text:a xlink:type="simple" xlink:href="https://ultra.guide/bin/view/Sandbox/PythonRStudioInstallMacM1ARMChip#Git_bash_Install" text:style-name="ListLabel_20_10" text:visited-style-name="ListLabel_20_10"><text:span text:style-name="T2">Git bash Install</text:span></text:a></text:p>
              <text:list>
                <text:list-item>
                  <text:p text:style-name="P6"><text:a xlink:type="simple" xlink:href="https://ultra.guide/bin/view/Sandbox/PythonRStudioInstallMacM1ARMChip#Click_on_homebrew_in_the_git_download_page_if_you_don_39t_already_have_it_installed." text:style-name="ListLabel_20_10" text:visited-style-name="ListLabel_20_10"><text:span text:style-name="T2">Click on homebrew in the git download page if you don't already have it installed.</text:span></text:a></text:p>
                </text:list-item>
              </text:list>
            </text:list-item>
          </text:list>
        </text:list-item>
      </text:list>
      <text:p text:style-name="P1"><draw:rect text:anchor-type="as-char" style:rel-width="100%" draw:z-index="0" draw:style-name="gr1" draw:text-style-name="P14" svg:width="0.0012in" svg:height="0.0213in"><text:p/></draw:rect></text:p>
      <text:p text:style-name="P10"><text:bookmark text:name="_85ivdlpyw912"/><text:span text:style-name="T4">R</text:span></text:p>
      <text:p text:style-name="P12"><text:bookmark text:name="_33pycsa1sqk0"/><text:span text:style-name="T5">Install R BEFORE RStudio</text:span></text:p>
      <text:p text:style-name="P1"><text:span text:style-name="T1">As of this writing, the following link is the build needed. </text:span><text:a xlink:type="simple" xlink:href="https://cran.r-project.org/bin/macosx/R-4.0.4.pkg" text:style-name="ListLabel_20_10" text:visited-style-name="ListLabel_20_10"><text:span text:style-name="T2">https://cran.r-project.org/bin/macosx/R-4.0.4.pkg</text:span></text:a></text:p>
      <text:p text:style-name="P1"><text:span text:style-name="T1">Clicking the link should automatically begin the download.If it does not, click the following link and look for the Latest Release: </text:span><text:a xlink:type="simple" xlink:href="https://cran.r-project.org/bin/macosx/" text:style-name="ListLabel_20_10" text:visited-style-name="ListLabel_20_10"><text:span text:style-name="T2">https://cran.r-project.org/bin/macosx/</text:span></text:a></text:p>
      <text:p text:style-name="P1"><draw:frame draw:style-name="fr1" draw:name="image10.png" text:anchor-type="as-char" svg:width="6.5in" svg:height="2.3752in" draw:z-index="0"><draw:image xlink:href="Pictures/10000201000000010000000152449A057AA5EDF9.png" xlink:type="simple" xlink:show="embed" xlink:actuate="onLoad" loext:mime-type="image/png"/><svg:desc>RforMac-Latest.png</svg:desc></draw:frame></text:p>
      <text:p text:style-name="P1"><text:span text:style-name="T1">The pkg should download to the bottom left of your window. It can be opened from there or from Finder &gt; Downloads. Run the installer that opens, selecting continue and agreeing to the license agreement.</text:span></text:p>
      <text:p text:style-name="P1"><draw:frame draw:style-name="fr1" draw:name="image13.png" text:anchor-type="as-char" svg:width="5.25in" svg:height="3.778in" draw:z-index="0"><draw:image xlink:href="Pictures/10000201000000010000000198BEC470F9FD692C.png" xlink:type="simple" xlink:show="embed" xlink:actuate="onLoad" loext:mime-type="image/png"/><svg:desc>install-R.png</svg:desc></draw:frame></text:p>
      <text:p text:style-name="P1"><draw:rect text:anchor-type="as-char" style:rel-width="100%" draw:z-index="1" draw:style-name="gr1" draw:text-style-name="P14" svg:width="0.0012in" svg:height="0.0213in"><text:p/></draw:rect></text:p>
      <text:p text:style-name="P12"><text:bookmark text:name="_bdvoqiolif6s"/><text:span text:style-name="T5">Install RStudio</text:span></text:p>
      <text:p text:style-name="P1"><text:span text:style-name="T1">Download RStudio Desktop for Mac:</text:span></text:p>
      <text:p text:style-name="P1"><text:a xlink:type="simple" xlink:href="https://rstudio.com/products/rstudio/download/#download" text:style-name="ListLabel_20_10" text:visited-style-name="ListLabel_20_10"><text:span text:style-name="T2">https://rstudio.com/products/rstudio/download/#download</text:span></text:a></text:p>
      <text:p text:style-name="P1"><draw:frame draw:style-name="fr1" draw:name="image12.png" text:anchor-type="as-char" svg:width="6.5in" svg:height="2.8055in" draw:z-index="0"><draw:image xlink:href="Pictures/10000201000000010000000192AFFF46F4DC1BB5.png" xlink:type="simple" xlink:show="embed" xlink:actuate="onLoad" loext:mime-type="image/png"/><svg:desc>rstudio-download-page.png</svg:desc></draw:frame></text:p>
      <text:p text:style-name="P1"><text:span text:style-name="T1">Click the downloaded .dmg file to open. Once open, double click on the RStudio icon to begin installation. Once the install is complete, drag the icon to the Applications folder on the left to make it easy to locate with all other apps. You may be prompted at this point to install Rosetta2 if it's not already installed on your machine. Click install if prompted.</text:span></text:p>
      <text:p text:style-name="P1"><draw:frame draw:style-name="fr1" draw:name="image3.png" text:anchor-type="as-char" svg:width="6in" svg:height="2.8472in" draw:z-index="0"><draw:image xlink:href="Pictures/1000020100000001000000018C9CB21CE3BF8C1E.png" xlink:type="simple" xlink:show="embed" xlink:actuate="onLoad" loext:mime-type="image/png"/><svg:desc>install_rosetta.png</svg:desc></draw:frame></text:p>
      <text:p text:style-name="P1"><draw:rect text:anchor-type="as-char" style:rel-width="100%" draw:z-index="2" draw:style-name="gr1" draw:text-style-name="P14" svg:width="0.0012in" svg:height="0.0213in"><text:p/></draw:rect></text:p>
      <text:p text:style-name="P12"><text:bookmark text:name="_nzgzwbqn1n13"/><text:span text:style-name="T5">Install Python</text:span></text:p>
      <text:p text:style-name="P1"><text:span text:style-name="T1">Python as a rule comes installed on Macs, however you will need to update it to Python3. In order to install the latest stable build of Python 3 you need to select the Universal2 Installer under Stable Releases:</text:span></text:p>
      <text:p text:style-name="P1"><text:a xlink:type="simple" xlink:href="https://www.python.org/downloads/mac-osx/" text:style-name="ListLabel_20_10" text:visited-style-name="ListLabel_20_10"><text:span text:style-name="T2">https://www.python.org/downloads/mac-osx/</text:span></text:a></text:p>
      <text:p text:style-name="P1"><draw:frame draw:style-name="fr1" draw:name="image4.png" text:anchor-type="as-char" svg:width="6.5in" svg:height="2.8472in" draw:z-index="0"><draw:image xlink:href="Pictures/100002010000000100000001ECE900BD24837738.png" xlink:type="simple" xlink:show="embed" xlink:actuate="onLoad" loext:mime-type="image/png"/><svg:desc>python-universal-installer.png</svg:desc></draw:frame></text:p>
      <text:p text:style-name="P1"><text:span text:style-name="T1">Click the pkg download and continue with installation, accepting the license agreement. Once installed, verify the application and launcher are present and work via Finder &gt; Applications</text:span></text:p>
      <text:p text:style-name="P1"><draw:rect text:anchor-type="as-char" style:rel-width="100%" draw:z-index="3" draw:style-name="gr1" draw:text-style-name="P14" svg:width="0.0012in" svg:height="0.0213in"><text:p/></draw:rect></text:p>
      <text:p text:style-name="P12"><text:bookmark text:name="_msabk4gm8sk8"/><text:span text:style-name="T5">Install VS Code</text:span></text:p>
      <text:p text:style-name="P1"><text:span text:style-name="T1">Download the latest version of VS Code: </text:span><text:a xlink:type="simple" xlink:href="https://code.visualstudio.com/download" text:style-name="ListLabel_20_10" text:visited-style-name="ListLabel_20_10"><text:span text:style-name="T2">https://code.visualstudio.com/download</text:span></text:a></text:p>
      <text:p text:style-name="P1"><text:span text:style-name="T1">Click on the downloaded zip file. You should see the VS Code icon as an application created. Click on the icon to open. You may see a pop up asking if you want to open the app, click Open. The IDE should open at this point.</text:span></text:p>
      <text:p text:style-name="P1"><draw:frame draw:style-name="fr1" draw:name="image1.png" text:anchor-type="as-char" svg:width="3.1945in" svg:height="4.5in" draw:z-index="0"><draw:image xlink:href="Pictures/1000020100000001000000014C77D75F6DC67A52.png" xlink:type="simple" xlink:show="embed" xlink:actuate="onLoad" loext:mime-type="image/png"/><svg:desc>vscode-internet-app.png</svg:desc></draw:frame><text:span text:style-name="T1"><text:s/></text:span><text:span text:style-name="T8">*Version 1.5.3 and later do NOT require the Rosetta2 emulator*</text:span></text:p>
      <text:p text:style-name="P13"><text:bookmark text:name="_jd6dtklhlwyp"/><text:span text:style-name="T6">Install Packages/Extensions</text:span></text:p>
      <text:p text:style-name="P1"><text:span text:style-name="T1">Refer to </text:span><text:a xlink:type="simple" xlink:href="https://ultra.guide/bin/view/Sandbox/Data.PythonGettingStartedOnWindows" text:style-name="ListLabel_20_10" text:visited-style-name="ListLabel_20_10"><text:span text:style-name="T2">https://ultra.guide/bin/view/Data/PythonGettingStartedOnWindows</text:span></text:a><text:span text:style-name="T1"> for which extensions to install for learning paths. The exceptions here is Anaconda.</text:span></text:p>
      <text:p text:style-name="P11"><text:bookmark text:name="_m6yiouuxyghl"/><text:span text:style-name="T7">Anaconda Install</text:span></text:p>
      <text:p text:style-name="P1"><text:a xlink:type="simple" xlink:href="https://www.anaconda.com/products/individual#macos" text:style-name="ListLabel_20_10" text:visited-style-name="ListLabel_20_10"><text:span text:style-name="T2">https://www.anaconda.com/products/individual#macos</text:span></text:a><text:span text:style-name="T1"> The install page explains the process to install on Mac. I recommend the graphical installer for ease of use. Click on pkg to open. You may see a pop up window saying it will verify the software can be installed. Click allow. The installer should open. Click through to install. insert anaconda check img*</text:span></text:p>
      <text:p text:style-name="P1"><draw:frame draw:style-name="fr1" draw:name="image11.png" text:anchor-type="as-char" svg:width="6in" svg:height="4.2362in" draw:z-index="0"><draw:image xlink:href="Pictures/100002010000000100000001F2DA4DE733E0E093.png" xlink:type="simple" xlink:show="embed" xlink:actuate="onLoad" loext:mime-type="image/png"/><svg:desc>anaconda-check.png</svg:desc></draw:frame></text:p>
      <text:p text:style-name="P1"><text:span text:style-name="T1">This installs Anaconda Navigator. We should note that if you need to use Anaconda in Terminal you will need to launch Terminal from the navigator environment tab as shown below.</text:span></text:p>
      <text:p text:style-name="P1"><draw:frame draw:style-name="fr1" draw:name="image2.png" text:anchor-type="as-char" svg:width="6.5in" svg:height="2.972in" draw:z-index="0"><draw:image xlink:href="Pictures/1000020100000001000000012C0265FEAAFA8174.png" xlink:type="simple" xlink:show="embed" xlink:actuate="onLoad" loext:mime-type="image/png"/><svg:desc>AnacondaNavigator-Terminal.png</svg:desc></draw:frame></text:p>
      <text:p text:style-name="P1"><draw:rect text:anchor-type="as-char" style:rel-width="100%" draw:z-index="4" draw:style-name="gr1" draw:text-style-name="P14" svg:width="0.0012in" svg:height="0.0213in"><text:p/></draw:rect></text:p>
      <text:p text:style-name="P12"><text:bookmark text:name="_4knte9qsby8e"/><text:span text:style-name="T5">Git bash Install</text:span></text:p>
      <text:p text:style-name="P1"><text:span text:style-name="T1">Macs come with git installed, however it is not necessarily an updated version. Installing the official version is needed. You can verify the version you may have before starting by typing 'git --version' and pressing return in Terminal. If it returns nothing or 'git version 2.24.3 (Apple Git-128)' or similar, continue with the steps below.</text:span></text:p>
      <text:p text:style-name="P1"><text:a xlink:type="simple" xlink:href="http://git-scm.com/download/mac" text:style-name="ListLabel_20_10" text:visited-style-name="ListLabel_20_10"><text:span text:style-name="T2">http://git-scm.com/download/mac</text:span></text:a><text:span text:style-name="T1">. provides several options for installation. I chose to use Homebrew which is what I will show.</text:span></text:p>
      <text:p text:style-name="P13"><text:bookmark text:name="_6rb4n5of5so1"/><text:span text:style-name="T6">Click on homebrew in the git download page if you don't already have it installed.</text:span></text:p>
      <text:p text:style-name="P1"><draw:frame draw:style-name="fr1" draw:name="image5.png" text:anchor-type="as-char" svg:width="6.5in" svg:height="3.2083in" draw:z-index="0"><draw:image xlink:href="Pictures/100002010000000100000001E6F83B8B29A205A1.png" xlink:type="simple" xlink:show="embed" xlink:actuate="onLoad" loext:mime-type="image/png"/><svg:desc>git-homebrew.png</svg:desc></draw:frame></text:p>
      <text:p text:style-name="P1"><draw:frame draw:style-name="fr1" draw:name="image8.png" text:anchor-type="as-char" svg:width="6.5in" svg:height="4.0693in" draw:z-index="0"><draw:image xlink:href="Pictures/1000020100000001000000014666EC6960E708CB.png" xlink:type="simple" xlink:show="embed" xlink:actuate="onLoad" loext:mime-type="image/png"/><svg:desc>copy-homebrew-install.png</svg:desc></draw:frame></text:p>
      <text:p text:style-name="P1"><text:span text:style-name="T1">On the homebrew page, copy the text shown under Install Homebrew in it's entirety. You will then paste this into Terminal and enter. ou may be prompted in terminal for your password. If you're unfamiliar with terminal you will not see the password as you type it. Just click enter once you're done typing it. Homebrew install will begin. If prompted, press return as needed. You should get a warning that homebrew is not in your PATH just before installation is successful. Next steps should be in the terminal window as shown below, with your name in it. Copy the code as shown between the red arrows (but from YOUR terminal window)and paste back into terminal.</text:span></text:p>
      <text:p text:style-name="P1"><draw:frame draw:style-name="fr1" draw:name="image7.png" text:anchor-type="as-char" svg:width="6in" svg:height="3.5972in" draw:z-index="0"><draw:image xlink:href="Pictures/10000201000000010000000126135EC8A7DBF3ED.png" xlink:type="simple" xlink:show="embed" xlink:actuate="onLoad" loext:mime-type="image/png"/><svg:desc>install-success-PATH-warning.png</svg:desc></draw:frame></text:p>
      <text:p text:style-name="P1"><draw:frame draw:style-name="fr1" draw:name="image9.png" text:anchor-type="as-char" svg:width="6in" svg:height="3.5972in" draw:z-index="0"><draw:image xlink:href="Pictures/100002010000000100000001323128A4BD9916DF.png" xlink:type="simple" xlink:show="embed" xlink:actuate="onLoad" loext:mime-type="image/png"/><svg:desc>next-steps.png</svg:desc></draw:frame></text:p>
      <text:p text:style-name="P1"><text:soft-page-break/><text:span text:style-name="T1">IMPORTANT: Do not copy/paste the provided code into terminal all at once. Each line must be run separately. Paste the first line and </text:span><text:span text:style-name="T8">PRESS RETURN</text:span><text:span text:style-name="T1"> Repeat for the second line. If you'd like to verify the PATH was updated you can test with typing 'brew help' into terminal and pressing return</text:span></text:p>
      <text:p text:style-name="P1"><text:span text:style-name="T1">If all steps above were successful, you can install git</text:span></text:p>
      <text:p text:style-name="P1"><text:span text:style-name="T1">Type 'brew install git' and press enter and wait got git to install. As you can see the version of git on my machine is now 2.31.0 rather than the Apple version 2.24.3</text:span></text:p>
      <text:p text:style-name="P1"><draw:frame draw:style-name="fr1" draw:name="image6.png" text:anchor-type="as-char" svg:width="6in" svg:height="3.5972in" draw:z-index="0"><draw:image xlink:href="Pictures/100002010000000100000001868D892AEE9EFE87.png" xlink:type="simple" xlink:show="embed" xlink:actuate="onLoad" loext:mime-type="image/png"/><svg:desc>verify-git-version.png</svg:desc></draw:frame></text:p>
      <text:p text:style-name="P1"><text:span text:style-name="T1">-- </text:span><text:a xlink:type="simple" xlink:href="https://ultra.guide/bin/edit/Main/StephanieBeal?topicparent=Sandbox.PythonRStudioInstallMacM1ARMChip" text:style-name="ListLabel_20_11" text:visited-style-name="ListLabel_20_11"><text:span text:style-name="T9">StephanieBeal</text:span></text:a><text:span text:style-name="T1"> - 17 Mar 2021</text:span></text:p>
      <text:p text:style-name="P8"><draw:frame draw:style-name="fr1" draw:name="image14.png" text:anchor-type="as-char" svg:width="0.1665in" svg:height="0.1665in" draw:z-index="0"><draw:image xlink:href="Pictures/1000020100000010000000109E84FFCAF157A8BA.png" xlink:type="simple" xlink:show="embed" xlink:actuate="onLoad" loext:mime-type="image/png"/></draw:frame><text:a xlink:type="simple" xlink:href="https://ultra.guide/bin/view/Sandbox/PythonRStudioInstallMacM1ARMChip#" text:style-name="ListLabel_20_12" text:visited-style-name="ListLabel_20_12"><text:span text:style-name="T3">Attachments </text:span></text:a><text:a xlink:type="simple" xlink:href="https://ultra.guide/bin/view/Sandbox/PythonRStudioInstallMacM1ARMChip#" text:style-name="ListLabel_20_13" text:visited-style-name="ListLabel_20_13"><text:span text:style-name="T10">15</text:span></text:a></text:p>
      <text:p text:style-name="P9"><text:a xlink:type="simple" xlink:href="https://ultra.guide/bin/edit/Sandbox/PythonRStudioInstallMacM1ARMChip?t=1678120098" text:style-name="ListLabel_20_10" text:visited-style-name="ListLabel_20_10"><text:span text:style-name="T2">Edit </text:span></text:a><text:span text:style-name="T11"><text:s/>| </text:span><text:a xlink:type="simple" xlink:href="https://ultra.guide/bin/attach/Sandbox/PythonRStudioInstallMacM1ARMChip" text:style-name="ListLabel_20_10" text:visited-style-name="ListLabel_20_10"><text:span text:style-name="T2">Attach</text:span></text:a><text:span text:style-name="T11"> | </text:span><text:span text:style-name="T1"><text:s/></text:span><text:a xlink:type="simple" xlink:href="https://ultra.guide/bin/view/Sandbox/PythonRStudioInstallMacM1ARMChip#" text:style-name="ListLabel_20_10" text:visited-style-name="ListLabel_20_10"><text:span text:style-name="T2">Subscribe</text:span></text:a><text:span text:style-name="T1"> </text:span><text:span text:style-name="T11"><text:s/>| </text:span><text:a xlink:type="simple" xlink:href="https://ultra.guide/bin/view/Sandbox/PythonRStudioInstallMacM1ARMChip?cover=print;" text:style-name="ListLabel_20_10" text:visited-style-name="ListLabel_20_10"><text:span text:style-name="T2">Print version</text:span></text:a><text:span text:style-name="T11"> | </text:span><text:a xlink:type="simple" xlink:href="https://ultra.guide/bin/oops/Sandbox/PythonRStudioInstallMacM1ARMChip?template=oopshistory" text:style-name="ListLabel_20_10" text:visited-style-name="ListLabel_20_10"><text:span text:style-name="T2">History</text:span></text:a><text:span text:style-name="T1">: r3 </text:span><text:a xlink:type="simple" xlink:href="https://ultra.guide/bin/diff/Sandbox/PythonRStudioInstallMacM1ARMChip?rev1=2;rev2=3" text:style-name="ListLabel_20_10" text:visited-style-name="ListLabel_20_10"><text:span text:style-name="T2">&lt;</text:span></text:a><text:span text:style-name="T1"> </text:span><text:a xlink:type="simple" xlink:href="https://ultra.guide/bin/view/Sandbox/PythonRStudioInstallMacM1ARMChip?rev=2" text:style-name="ListLabel_20_10" text:visited-style-name="ListLabel_20_10"><text:span text:style-name="T2">r2</text:span></text:a><text:span text:style-name="T1"> </text:span><text:a xlink:type="simple" xlink:href="https://ultra.guide/bin/diff/Sandbox/PythonRStudioInstallMacM1ARMChip?rev1=1;rev2=2" text:style-name="ListLabel_20_10" text:visited-style-name="ListLabel_20_10"><text:span text:style-name="T2">&lt;</text:span></text:a><text:span text:style-name="T1"> </text:span><text:a xlink:type="simple" xlink:href="https://ultra.guide/bin/view/Sandbox/PythonRStudioInstallMacM1ARMChip?rev=1" text:style-name="ListLabel_20_10" text:visited-style-name="ListLabel_20_10"><text:span text:style-name="T2">r1</text:span></text:a><text:span text:style-name="T11"> | </text:span><text:a xlink:type="simple" xlink:href="https://ultra.guide/bin/view/Sandbox/PythonRStudioInstallMacM1ARMChip?template=backlinksweb" text:style-name="ListLabel_20_10" text:visited-style-name="ListLabel_20_10"><text:span text:style-name="T2">Backlinks</text:span></text:a><text:span text:style-name="T11"> | </text:span><text:a xlink:type="simple" xlink:href="https://ultra.guide/bin/view/Sandbox/PythonRStudioInstallMacM1ARMChip?raw=on" text:style-name="ListLabel_20_10" text:visited-style-name="ListLabel_20_10"><text:span text:style-name="T2">View wiki text</text:span></text:a><text:span text:style-name="T11"> | </text:span><text:a xlink:type="simple" xlink:href="https://ultra.guide/bin/edit/Sandbox/PythonRStudioInstallMacM1ARMChip?t=1678120098;nowysiwyg=1" text:style-name="ListLabel_20_10" text:visited-style-name="ListLabel_20_10"><text:span text:style-name="T2">Edit wiki text</text:span></text:a><text:span text:style-name="T11"> | </text:span><text:a xlink:type="simple" xlink:href="https://ultra.guide/bin/view/Sandbox/PythonRStudioInstallMacM1ARMChip?template=more&amp;maxrev=3&amp;currrev=3" text:style-name="ListLabel_20_10" text:visited-style-name="ListLabel_20_10"><text:span text:style-name="T2">More topic ac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 style:display-name="ListLabel 3"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 style:display-name="ListLabel 4"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66cc"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b00000" fo:font-size="10.5pt" style:font-size-asian="10.5pt" style:font-size-complex="10.5pt"/>
    </style:style>
    <style:style style:name="ListLabel_20_12" style:display-name="ListLabel 12" style:family="text">
      <style:text-properties fo:color="#0066cc" fo:font-size="10.5pt" fo:font-weight="bold" style:font-size-asian="10.5pt" style:font-weight-asian="bold" style:font-size-complex="10.5pt"/>
    </style:style>
    <style:style style:name="ListLabel_20_13" style:display-name="ListLabel 13" style:family="text">
      <style:text-properties fo:color="#565656" fo:font-size="9pt" fo:font-weight="bold" style:font-size-asian="9pt" style:font-weight-asian="bold"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2" meta:paragraph-count="60" meta:word-count="826" meta:character-count="5028" meta:non-whitespace-character-count="4251"/>
    <meta:generator>LibreOfficeDev/6.0.5.2$Linux_X86_64 LibreOffice_project/</meta:generator>
  </office:meta>
</office:document-meta>
</file>